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3.05cm" fo:min-width="3.3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2cm"/>
    </style:style>
    <style:style style:name="gr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svg:stroke-color="#000000" draw:fill="none" draw:textarea-vertical-align="middle" draw:ole-draw-aspect="1" style:protect="siz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6.2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55cm" fo:min-width="2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2.75cm" fo:min-width="5.7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style:text-position="sub 58%" style:font-name="Liberation Sans3" fo:font-size="18pt" style:font-name-asian="Liberation Sans3" style:font-size-asian="18pt" style:font-name-complex="Liberation Sans3" style:font-size-complex="18pt"/>
    </style:style>
    <style:style style:name="T3" style:family="text">
      <style:text-properties style:text-underline-style="none" style:text-overline-style="solid" style:text-overline-width="auto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cm" svg:height="3.3cm" svg:x="13.4cm" svg:y="0.1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cm" svg:height="1cm" svg:x="8.6cm" svg:y="2.198cm">
          <text:p text:style-name="P2">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5.4cm" svg:y1="3.2cm" svg:x2="15.4cm" svg:y2="5.002cm">
          <text:p/>
        </draw:line>
        <draw:frame draw:style-name="gr4" draw:text-style-name="P3" draw:layer="layout" svg:width="2.185cm" svg:height="1.673cm" svg:x="15.315cm" svg:y="3.5cm">
          <draw:text-box>
            <text:p><text:span text:style-name="T1">σ</text:span><text:span text:style-name="T2">new</text:span><text:span text:style-name="T1"> </text:span></text:p>
          </draw:text-box>
        </draw:frame>
        <draw:frame draw:style-name="gr5" draw:text-style-name="P3" draw:layer="layout" svg:width="3.812cm" svg:height="0.962cm" svg:x="13.388cm" svg:y="0.238cm">
          <draw:text-box>
            <text:p>FIFO Buffer</text:p>
          </draw:text-box>
        </draw:frame>
        <draw:custom-shape draw:style-name="gr2" draw:text-style-name="P1" draw:layer="layout" svg:width="2.5cm" svg:height="1cm" svg:x="14cm" svg:y="2.198cm">
          <text:p text:style-name="P2">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1.1cm" svg:y1="2.8cm" svg:x2="14cm" svg:y2="2.8cm">
          <text:p/>
        </draw:line>
        <draw:line draw:style-name="gr6" draw:text-style-name="P1" draw:layer="layout" svg:x1="21.3cm" svg:y1="6.3cm" svg:x2="24.4cm" svg:y2="6.3cm">
          <text:p text:style-name="P2">Result <text:s/></text:p>
          <text:p text:style-name="P2"/>
        </draw:line>
        <draw:frame draw:style-name="gr7" draw:text-style-name="P1" draw:layer="layout" svg:width="5.065cm" svg:height="1.951cm" svg:x="15.6cm" svg:y="5.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8" draw:text-style-name="P1" draw:layer="layout" svg:width="6.7cm" svg:height="2.4cm" svg:x="14.6cm" svg:y="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cm" svg:height="1.8cm" svg:x="3cm" svg:y="0.2cm">
          <text:p text:style-name="P2">Filter</text:p>
          <text:p text:style-name="P2">section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5cm" svg:y1="2.7cm" svg:x2="8.6cm" svg:y2="2.7cm">
          <text:p text:style-name="P2">x</text:p>
          <text:p text:style-name="P2"/>
        </draw:line>
        <draw:line draw:style-name="gr6" draw:text-style-name="P1" draw:layer="layout" svg:x1="0.2cm" svg:y1="1.5cm" svg:x2="3cm" svg:y2="1.5cm">
          <text:p text:style-name="P2">New</text:p>
          <text:p text:style-name="P2">sample</text:p>
        </draw:line>
        <draw:custom-shape draw:style-name="gr1" draw:text-style-name="P1" draw:layer="layout" svg:width="3.8cm" svg:height="3.3cm" svg:x="8cm" svg:y="0.1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3.812cm" svg:height="0.962cm" svg:x="8cm" svg:y="0.338cm">
          <draw:text-box>
            <text:p>FIFO Buffer</text:p>
          </draw:text-box>
        </draw:frame>
        <draw:frame draw:style-name="gr10" draw:text-style-name="P3" draw:layer="layout" svg:width="0.925cm" svg:height="0.962cm" svg:x="12.158cm" svg:y="1.99cm">
          <draw:text-box>
            <text:p><text:span text:style-name="T3">X</text:span></text:p>
          </draw:text-box>
        </draw:frame>
        <draw:custom-shape draw:style-name="gr11" draw:text-style-name="P1" draw:layer="layout" svg:width="6.2cm" svg:height="3cm" svg:x="0.8cm" svg:y="4.3cm">
          <text:p text:style-name="P2">FFT</text:p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4.5cm" svg:y1="2cm" svg:x2="4.5cm" svg:y2="4.3cm">
          <text:p/>
        </draw:line>
        <draw:line draw:style-name="gr12" draw:text-style-name="P1" draw:layer="layout" svg:x1="9.8cm" svg:y1="5cm" svg:x2="9.8cm" svg:y2="3.2cm">
          <text:p/>
        </draw:line>
        <draw:line draw:style-name="gr13" draw:text-style-name="P1" draw:layer="layout" svg:x1="7cm" svg:y1="5cm" svg:x2="9.8cm" svg:y2="5cm">
          <text:p text:style-name="P2"/>
          <text:p text:style-name="P2">n</text:p>
        </draw:line>
        <draw:frame draw:style-name="gr7" draw:text-style-name="P1" draw:layer="layout" svg:width="5.957cm" svg:height="1.854cm" svg:x="0.9cm" svg:y="5.24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4" draw:text-style-name="P3" draw:layer="layout" svg:width="0.82cm" svg:height="0.962cm" svg:x="4.3cm" svg:y="2.9cm">
          <draw:text-box>
            <text:p>x</text:p>
          </draw:text-box>
        </draw:frame>
        <draw:custom-shape draw:style-name="gr1" draw:text-style-name="P1" draw:layer="layout" svg:width="3.8cm" svg:height="3.3cm" svg:x="18.712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3.812cm" svg:height="0.962cm" svg:x="18.7cm" svg:y="0.24cm">
          <draw:text-box>
            <text:p>FIFO Buffer</text:p>
          </draw:text-box>
        </draw:frame>
        <draw:custom-shape draw:style-name="gr2" draw:text-style-name="P1" draw:layer="layout" svg:width="2.5cm" svg:height="1cm" svg:x="19.312cm" svg:y="2.2cm">
          <text:p text:style-name="P2">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6.5cm" svg:y1="2.7cm" svg:x2="19.3cm" svg:y2="2.7cm">
          <text:p/>
        </draw:line>
        <draw:line draw:style-name="gr3" draw:text-style-name="P1" draw:layer="layout" svg:x1="20.6cm" svg:y1="3.2cm" svg:x2="20.6cm" svg:y2="5.002cm">
          <text:p/>
        </draw:line>
        <draw:frame draw:style-name="gr4" draw:text-style-name="P3" draw:layer="layout" svg:width="2.185cm" svg:height="1.673cm" svg:x="20.4cm" svg:y="3.4cm">
          <draw:text-box>
            <text:p><text:span text:style-name="T1">σ</text:span><text:span text:style-name="T2">delayed</text:span><text:span text:style-name="T1"> </text:span></text:p>
          </draw:text-box>
        </draw:frame>
        <draw:frame draw:style-name="gr4" draw:text-style-name="P3" draw:layer="layout" svg:width="2.185cm" svg:height="1.673cm" svg:x="17.2cm" svg:y="1.627cm">
          <draw:text-box>
            <text:p><text:span text:style-name="T1">σ</text:span><text:span text:style-name="T2">new</text:span><text:span text:style-name="T1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5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7T12:20:34.718000000</meta:creation-date>
    <dc:date>2017-11-29T21:07:47.917000000</dc:date>
    <meta:editing-duration>PT45M7S</meta:editing-duration>
    <meta:editing-cycles>12</meta:editing-cycles>
    <meta:generator>LibreOffice/5.1.2.2$Windows_x86 LibreOffice_project/d3bf12ecb743fc0d20e0be0c58ca359301eb705f</meta:generator>
    <meta:document-statistic meta:object-count="29"/>
  </office:meta>
</office:document-meta>
</file>

<file path=Object 1/content.xml><?xml version="1.0" encoding="utf-8"?>
<math xmlns="http://www.w3.org/1998/Math/MathML" display="block">
  <semantics>
    <mrow>
      <mrow>
        <mi>n</mi>
        <mo stretchy="false">=</mo>
        <mi mathvariant="italic">min</mi>
      </mrow>
      <mrow>
        <mo fence="true" stretchy="true">(</mo>
        <mrow>
          <mrow>
            <mfrac>
              <msub>
                <mi>F</mi>
                <mi>s</mi>
              </msub>
              <mrow>
                <mi mathvariant="italic">max</mi>
                <mrow>
                  <mo fence="true" stretchy="false">(</mo>
                  <mrow>
                    <msub>
                      <mi>f</mi>
                      <mi mathvariant="italic">fft</mi>
                    </msub>
                  </mrow>
                  <mo fence="true" stretchy="false">)</mo>
                </mrow>
              </mrow>
            </mfrac>
            <mn>,50</mn>
          </mrow>
        </mrow>
        <mo fence="true" stretchy="true">)</mo>
      </mrow>
    </mrow>
    <annotation encoding="StarMath 5.0">n = min left( F_s over {max(f_{fft})},50 right)</annotation>
  </semantics>
</math>
</file>

<file path=Object 4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row>
              <mo stretchy="false">−</mo>
              <mi>L</mi>
            </mrow>
          </mrow>
          <mn>0</mn>
        </munderover>
        <mrow>
          <mo fence="true" stretchy="true">⌊</mo>
          <mrow>
            <mfrac>
              <msubsup>
                <mi mathvariant="normal">σ</mi>
                <mrow>
                  <mi mathvariant="italic">new</mi>
                  <mi>,</mi>
                  <mi>i</mi>
                </mrow>
                <mn>2</mn>
              </msubsup>
              <mrow>
                <mi>T</mi>
                <msub>
                  <mi mathvariant="normal">σ</mi>
                  <mrow>
                    <mi mathvariant="italic">delayed</mi>
                    <mi>,</mi>
                    <mi>i</mi>
                  </mrow>
                </msub>
              </mrow>
            </mfrac>
          </mrow>
          <mo fence="true" stretchy="true">⌋</mo>
        </mrow>
      </mrow>
      <mo stretchy="false">≥</mo>
      <mi>l</mi>
    </mrow>
    <annotation encoding="StarMath 5.0">sum from{i=-L} to{0} left lfloor   {%sigma^2_{new,i}} over{T %sigma_{delayed,i}} right rfloor &gt;= l</annotation>
  </semantics>
</math>
</file>